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6499" officeooo:paragraph-rsid="000b6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día me dedique a trabajar en el diseño de una nueva interfaz para el panel de control de nuestro proyecto, puesto que el diseño actual no cumple con algunos requisitos visu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9:10:50.097013181</meta:creation-date>
    <meta:generator>LibreOffice/5.4.0.3$Linux_X86_64 LibreOffice_project/40m0$Build-3</meta:generator>
    <dc:date>2018-02-26T09:14:08.964963434</dc:date>
    <meta:editing-duration>PT3M19S</meta:editing-duration>
    <meta:editing-cycles>1</meta:editing-cycles>
    <meta:document-statistic meta:table-count="0" meta:image-count="0" meta:object-count="0" meta:page-count="1" meta:paragraph-count="1" meta:word-count="32" meta:character-count="182" meta:non-whitespace-character-count="151"/>
  </office:meta>
</office:document-meta>
</file>